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12" svg:font-family="'EB Garamond 1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19cm"/>
    </style:style>
    <style:style style:name="co2" style:family="table-column">
      <style:table-column-properties fo:break-before="auto" style:column-width="5.47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5.657cm"/>
    </style:style>
    <style:style style:name="co5" style:family="table-column">
      <style:table-column-properties fo:break-before="auto" style:column-width="6.08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2.528cm"/>
    </style:style>
    <style:style style:name="co8" style:family="table-column">
      <style:table-column-properties fo:break-before="auto" style:column-width="3.334cm"/>
    </style:style>
    <style:style style:name="co9" style:family="table-column">
      <style:table-column-properties fo:break-before="auto" style:column-width="7.498cm"/>
    </style:style>
    <style:style style:name="co10" style:family="table-column">
      <style:table-column-properties fo:break-before="auto" style:column-width="2.85cm"/>
    </style:style>
    <style:style style:name="co11" style:family="table-column">
      <style:table-column-properties fo:break-before="auto" style:column-width="3.568cm"/>
    </style:style>
    <style:style style:name="co12" style:family="table-column">
      <style:table-column-properties fo:break-before="auto" style:column-width="5.523cm"/>
    </style:style>
    <style:style style:name="ro1" style:family="table-row">
      <style:table-row-properties style:row-height="1.432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2.161cm" fo:break-before="auto" style:use-optimal-row-height="true"/>
    </style:style>
    <style:style style:name="ro4" style:family="table-row">
      <style:table-row-properties style:row-height="2.6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284cm" fo:break-before="auto" style:use-optimal-row-height="true"/>
    </style:style>
    <style:style style:name="ta1" style:family="table" style:master-page-name="PageStyle_5f_Risques">
      <style:table-properties table:display="true" style:writing-mode="lr-tb"/>
    </style:style>
    <style:style style:name="ta2" style:family="table" style:master-page-name="PageStyle_5f_Exemple">
      <style:table-properties table:display="true" style:writing-mode="lr-tb"/>
    </style:style>
    <style:style style:name="ce1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3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9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3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5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font-name="Liberation Serif" fo:font-size="13pt" style:font-size-asian="13pt" style:font-size-complex="13pt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font-name="Liberation Serif"/>
    </style:style>
    <style:style style:name="ce20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DejaVu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isqu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visibility="collapse" table:default-cell-style-name="ce4"/>
        <table:table-column table:style-name="co4" table:visibility="collapse" table:default-cell-style-name="ce4"/>
        <table:table-column table:style-name="co5" table:default-cell-style-name="ce4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" table:default-cell-style-name="ce4"/>
        <table:table-column table:style-name="co10" table:number-columns-repeated="16374" table:default-cell-style-name="ce4"/>
        <table:table-row table:style-name="ro1">
          <table:table-cell table:style-name="ce1" office:value-type="string" calcext:value-type="string">
            <text:p>Facteurs de risque</text:p>
          </table:table-cell>
          <table:table-cell table:style-name="ce1" office:value-type="string" calcext:value-type="string">
            <text:p>Risque</text:p>
            <text:p>(événement redouté)</text:p>
          </table:table-cell>
          <table:table-cell table:style-name="ce1" office:value-type="string" calcext:value-type="string">
            <text:p>Conséquence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Conséquences</text:p>
            <text:p>(en coût, délai, qualité, satisfaction client)</text:p>
          </table:table-cell>
          <table:table-cell table:style-name="ce1" office:value-type="string" calcext:value-type="string">
            <text:p>Impact</text:p>
            <text:p>(0 à3)</text:p>
          </table:table-cell>
          <table:table-cell table:style-name="ce1" office:value-type="string" calcext:value-type="string">
            <text:p>Probabilité</text:p>
            <text:p>(0 à 3)</text:p>
          </table:table-cell>
          <table:table-cell table:style-name="ce1" office:value-type="string" calcext:value-type="string">
            <text:p>Criticité</text:p>
            <text:p>(impact*prob)</text:p>
          </table:table-cell>
          <table:table-cell table:style-name="ce1" office:value-type="string" calcext:value-type="string">
            <text:p>Actions de prévention</text:p>
            <text:p>(pour éviter l'événement redouté)</text:p>
          </table:table-cell>
          <table:table-cell table:style-name="ce1" office:value-type="string" calcext:value-type="string">
            <text:p>Action de correction</text:p>
            <text:p>(si événement redouté avéré)</text:p>
          </table:table-cell>
          <table:table-cell table:style-name="ce16" table:number-columns-repeated="16374"/>
        </table:table-row>
        <table:table-row table:style-name="ro2">
          <table:table-cell table:style-name="ce2" office:value-type="string" calcext:value-type="string">
            <text:p>Etant donné que …</text:p>
          </table:table-cell>
          <table:table-cell table:style-name="ce2" office:value-type="string" calcext:value-type="string">
            <text:p>Si …</text:p>
          </table:table-cell>
          <table:table-cell table:style-name="ce2" table:number-columns-repeated="2"/>
          <table:table-cell table:style-name="ce2" office:value-type="string" calcext:value-type="string">
            <text:p>Alors …</text:p>
          </table:table-cell>
          <table:table-cell table:style-name="ce2" table:number-columns-repeated="5"/>
          <table:table-cell table:style-name="ce16" table:number-columns-repeated="16374"/>
        </table:table-row>
        <table:table-row table:style-name="ro3">
          <table:table-cell table:style-name="ce3" office:value-type="string" calcext:value-type="string">
            <text:p>Le Data Scientist est junior, il s’appuie sur les compétences d’un sous-traitant pour réaliser les modèles</text:p>
          </table:table-cell>
          <table:table-cell table:style-name="ce3" office:value-type="string" calcext:value-type="string">
            <text:p>Les modèles ne sont pas optimaux ou contiennent des erreurs</text:p>
          </table:table-cell>
          <table:table-cell table:style-name="ce5" table:number-columns-repeated="2"/>
          <table:table-cell table:style-name="ce5" office:value-type="string" calcext:value-type="string">
            <text:p>Les recommandations seront de mauvaise qualités, les utilisateurs insatisfaits et cela impactera les ventes.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table:formula="of:=LEFT([.F3];1)*LEFT([.G3];1)" office:value-type="float" office:value="6" calcext:value-type="float">
            <text:p>6</text:p>
          </table:table-cell>
          <table:table-cell table:style-name="ce3" office:value-type="string" calcext:value-type="string">
            <text:p>Former le Data Scientist, superviser les travaux du sous-traitant, effectuer des revues de code, recruter un expert plutôt que la sous-traitance</text:p>
          </table:table-cell>
          <table:table-cell table:style-name="ce3" office:value-type="string" calcext:value-type="string">
            <text:p>Engager un expert pour corriger les modèles, afin d’ajuster les recommandations</text:p>
          </table:table-cell>
          <table:table-cell table:style-name="ce17" table:number-columns-repeated="16374"/>
        </table:table-row>
        <table:table-row table:style-name="ro4">
          <table:table-cell table:style-name="ce3" office:value-type="string" calcext:value-type="string">
            <text:p>Les délais sont très courts car un concurrent planifie le même type d’application</text:p>
          </table:table-cell>
          <table:table-cell table:style-name="ce3" office:value-type="string" calcext:value-type="string">
            <text:p>Les délais ne sont pas respectés</text:p>
          </table:table-cell>
          <table:table-cell table:style-name="ce6" table:number-columns-repeated="2"/>
          <table:table-cell table:style-name="ce3" office:value-type="string" calcext:value-type="string">
            <text:p>Retard de mise sur le marché, perte de l'avantage concurrentiel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13" table:formula="of:=LEFT([.F4];1)*LEFT([.G4];1)" office:value-type="float" office:value="9" calcext:value-type="float">
            <text:p>9</text:p>
          </table:table-cell>
          <table:table-cell table:style-name="ce3" office:value-type="string" calcext:value-type="string">
            <text:p>Ajouter des ressources supplémentaires, planifier rigoureusement les tâches, prioriser les fonctionnalités critiques</text:p>
          </table:table-cell>
          <table:table-cell table:style-name="ce3" office:value-type="string" calcext:value-type="string">
            <text:p>Communiquer avec les parties prenantes pour réévaluer et ajuster le calendrier, lancer une campagne marketing pour gérer les attentes des utilisateurs</text:p>
          </table:table-cell>
          <table:table-cell table:style-name="ce18" table:number-columns-repeated="16374"/>
        </table:table-row>
        <table:table-row table:style-name="ro3">
          <table:table-cell table:style-name="ce3" office:value-type="string" calcext:value-type="string">
            <text:p>Les développeurs de l’application mobile travaillent en parallèle sur une autre application urgente</text:p>
          </table:table-cell>
          <table:table-cell table:style-name="ce3" office:value-type="string" calcext:value-type="string">
            <text:p>Une surcharge de travail survient sur l’un des 2 projets</text:p>
          </table:table-cell>
          <table:table-cell table:style-name="ce5" table:number-columns-repeated="2"/>
          <table:table-cell table:style-name="ce5" office:value-type="string" calcext:value-type="string">
            <text:p>Les 2 projets seront impactés, causant des pertes de temps ou qualité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4" table:formula="of:=LEFT([.F5];1)*LEFT([.G5];1)" office:value-type="float" office:value="6" calcext:value-type="float">
            <text:p>6</text:p>
          </table:table-cell>
          <table:table-cell table:style-name="ce3" office:value-type="string" calcext:value-type="string">
            <text:p>Répartir les tâches de manière équilibrée, embaucher des développeurs supplémentaires, prioriser les fonctionnalités critiques (encore)</text:p>
          </table:table-cell>
          <table:table-cell table:style-name="ce5" office:value-type="string" calcext:value-type="string">
            <text:p>Comme ci-dessus, mise en place d’un plan de mitigation des effets négatifs dus au dépassement de la deadline</text:p>
          </table:table-cell>
          <table:table-cell table:style-name="ce17" table:number-columns-repeated="16374"/>
        </table:table-row>
        <table:table-row table:style-name="ro4">
          <table:table-cell table:style-name="ce3" office:value-type="string" calcext:value-type="string">
            <text:p>Les données de type image sont des données personnelles sensibles</text:p>
          </table:table-cell>
          <table:table-cell table:style-name="ce3" office:value-type="string" calcext:value-type="string">
            <text:p>La sécurité des données est compromise (intrusion, vol)</text:p>
          </table:table-cell>
          <table:table-cell table:style-name="ce5" table:number-columns-repeated="2"/>
          <table:table-cell table:style-name="ce3" office:value-type="string" calcext:value-type="string">
            <text:p>Perte de confiance des utilisateurs, sanctions légale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formula="of:=LEFT([.F6];1)*LEFT([.G6];1)" office:value-type="float" office:value="3" calcext:value-type="float">
            <text:p>3</text:p>
          </table:table-cell>
          <table:table-cell table:style-name="ce3" office:value-type="string" calcext:value-type="string">
            <text:p>Implémenter des mesures de sécurité robustes, chiffrer les données, former les équipes à la sécurité des données, placer la mise en place et les tests sous la responsabilité d’un expert </text:p>
          </table:table-cell>
          <table:table-cell table:style-name="ce3" office:value-type="string" calcext:value-type="string">
            <text:p>Effectuer un audit de sécurité, informer les utilisateurs en cas de violation, prendre des mesures correctives immédiates</text:p>
          </table:table-cell>
          <table:table-cell table:style-name="ce17" table:number-columns-repeated="16374"/>
        </table:table-row>
        <table:table-row table:style-name="ro4">
          <table:table-cell table:style-name="ce3" office:value-type="string" calcext:value-type="string">
            <text:p>La gestion des données personnelles et leur sécurité est un enjeu majeur</text:p>
          </table:table-cell>
          <table:table-cell table:style-name="ce3" office:value-type="string" calcext:value-type="string">
            <text:p>Non-conformité avec le RGPD et autres régulations</text:p>
          </table:table-cell>
          <table:table-cell table:style-name="ce7" table:number-columns-repeated="2"/>
          <table:table-cell table:style-name="ce3" office:value-type="string" calcext:value-type="string">
            <text:p>Amendes, image de marque ternie, désengagement des utilisateur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5" table:formula="of:=LEFT([.F7];1)*LEFT([.G7];1)"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Mettre en place une politique de gestion des données conforme au RGPD, former les équipes, </text:span>effectuer des audits réguliers</text:p>
          </table:table-cell>
          <table:table-cell table:style-name="ce3" office:value-type="string" calcext:value-type="string">
            <text:p>Corriger rapidement toute non-conformité, communiquer de manière transparente avec les utilisateurs. Dire qu’il s’agissait d’une attaque russe ou nord-coréenne ! </text:p>
          </table:table-cell>
          <table:table-cell table:style-name="ce19" table:number-columns-repeated="16374"/>
        </table:table-row>
        <table:table-row table:style-name="ro2" table:number-rows-repeated="104856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Risques.H5:Risques.H7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Risques.H4:Risques.H4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Risques.H4:Risques.H4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Risques.H3:Risques.H3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Risques.H3:Risques.H3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</calcext:conditional-formats>
      </table:table>
      <table:table table:name="Exemple" table:style-name="ta2">
        <table:table-column table:style-name="co3" table:number-columns-repeated="2" table:default-cell-style-name="ce4"/>
        <table:table-column table:style-name="co3" table:visibility="collapse" table:default-cell-style-name="ce4"/>
        <table:table-column table:style-name="co4" table:visibility="collapse" table:default-cell-style-name="ce4"/>
        <table:table-column table:style-name="co3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12" table:default-cell-style-name="ce4"/>
        <table:table-column table:style-name="co9" table:default-cell-style-name="ce4"/>
        <table:table-column table:style-name="co10" table:number-columns-repeated="16374" table:default-cell-style-name="ce4"/>
        <table:table-row table:style-name="ro1">
          <table:table-cell table:style-name="ce1" office:value-type="string" calcext:value-type="string">
            <text:p>Facteurs de risque</text:p>
          </table:table-cell>
          <table:table-cell table:style-name="ce1" office:value-type="string" calcext:value-type="string">
            <text:p>Risque</text:p>
            <text:p>(événement redouté)</text:p>
          </table:table-cell>
          <table:table-cell table:style-name="ce1" office:value-type="string" calcext:value-type="string">
            <text:p>Conséquence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Conséquences</text:p>
            <text:p>(en coût, délai, qualité, satisfaction client)</text:p>
          </table:table-cell>
          <table:table-cell table:style-name="ce1" office:value-type="string" calcext:value-type="string">
            <text:p>Impact</text:p>
            <text:p>(0 à3)</text:p>
          </table:table-cell>
          <table:table-cell table:style-name="ce1" office:value-type="string" calcext:value-type="string">
            <text:p>Probabilité</text:p>
            <text:p>(0 à 3)</text:p>
          </table:table-cell>
          <table:table-cell table:style-name="ce1" office:value-type="string" calcext:value-type="string">
            <text:p>Criticité</text:p>
            <text:p>(impact*prob)</text:p>
          </table:table-cell>
          <table:table-cell table:style-name="ce1" office:value-type="string" calcext:value-type="string">
            <text:p>Actions de prévention</text:p>
            <text:p>(pour éviter l'événement redouté)</text:p>
          </table:table-cell>
          <table:table-cell table:style-name="ce1" office:value-type="string" calcext:value-type="string">
            <text:p>Action de correction</text:p>
            <text:p>(si événement redouté avéré)</text:p>
          </table:table-cell>
          <table:table-cell table:style-name="ce16" table:number-columns-repeated="16374"/>
        </table:table-row>
        <table:table-row table:style-name="ro2">
          <table:table-cell table:style-name="ce2" office:value-type="string" calcext:value-type="string">
            <text:p>Etant donné que …</text:p>
          </table:table-cell>
          <table:table-cell table:style-name="ce2" office:value-type="string" calcext:value-type="string">
            <text:p>Si …</text:p>
          </table:table-cell>
          <table:table-cell table:style-name="ce2" table:number-columns-repeated="2"/>
          <table:table-cell table:style-name="ce2" office:value-type="string" calcext:value-type="string">
            <text:p>Alors …</text:p>
          </table:table-cell>
          <table:table-cell table:style-name="ce2" table:number-columns-repeated="5"/>
          <table:table-cell table:style-name="ce16" table:number-columns-repeated="16374"/>
        </table:table-row>
        <table:table-row table:style-name="ro6">
          <table:table-cell table:style-name="ce20" office:value-type="string" calcext:value-type="string">
            <text:p>Seules 2 ressources critiques connaissent le logiciel</text:p>
          </table:table-cell>
          <table:table-cell table:style-name="ce20" office:value-type="string" calcext:value-type="string">
            <text:p>Non disponibilité ou perte de la compétence</text:p>
          </table:table-cell>
          <table:table-cell table:style-name="ce20" office:value-type="string" calcext:value-type="string">
            <text:p>Rétro-ingénierie ou rework importante</text:p>
          </table:table-cell>
          <table:table-cell table:style-name="ce20" office:value-type="string" calcext:value-type="string">
            <text:p>Activité de rétro-ingénierie des règles à re-documenter =&gt; charge + formation + délai</text:p>
          </table:table-cell>
          <table:table-cell table:style-name="ce20" office:value-type="string" calcext:value-type="string">
            <text:p>Certaines activités ne pourront être réalisées.</text:p>
            <text:p>Il faudra former des compétences juniors pour remplacer le manque.</text:p>
            <text:p/>
            <text:p>Impact = coût, délai et qualité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0" office:value-type="string" calcext:value-type="string">
            <text:p>. Affecter des ressources pour faire le transfert de compétence</text:p>
            <text:p/>
          </table:table-cell>
          <table:table-cell table:style-name="ce20" office:value-type="string" calcext:value-type="string">
            <text:p>. Recadrer le projet</text:p>
            <text:p>. Maintenir l'ancien système</text:p>
            <text:p>. Lancer une action de rétro-ingénierie des règles et re-documenter</text:p>
          </table:table-cell>
          <table:table-cell table:number-columns-repeated="16374"/>
        </table:table-row>
        <table:table-row table:style-name="ro2">
          <table:table-cell table:style-name="ce20" table:number-columns-repeated="5"/>
          <table:table-cell table:number-columns-repeated="2" table:style-name="ce20" office:value-type="float" office:value="0" calcext:value-type="float">
            <text:p>0</text:p>
          </table:table-cell>
          <table:table-cell table:style-name="ce22" table:formula="of:=LEFT([.F4];1)*LEFT([.G4];1)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6374"/>
        </table:table-row>
        <table:table-row table:style-name="ro2">
          <table:table-cell table:style-name="ce20" table:number-columns-repeated="5"/>
          <table:table-cell table:number-columns-repeated="2" table:style-name="ce20" office:value-type="float" office:value="0" calcext:value-type="float">
            <text:p>0</text:p>
          </table:table-cell>
          <table:table-cell table:style-name="ce23" table:formula="of:=LEFT([.F5];1)*LEFT([.G5];1)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6374"/>
        </table:table-row>
        <table:table-row table:style-name="ro2">
          <table:table-cell table:style-name="ce20" table:number-columns-repeated="5"/>
          <table:table-cell table:number-columns-repeated="2" table:style-name="ce20" office:value-type="float" office:value="0" calcext:value-type="float">
            <text:p>0</text:p>
          </table:table-cell>
          <table:table-cell table:style-name="ce23" table:formula="of:=LEFT([.F6];1)*LEFT([.G6];1)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6374"/>
        </table:table-row>
        <table:table-row table:style-name="ro2">
          <table:table-cell table:style-name="ce20" table:number-columns-repeated="5"/>
          <table:table-cell table:number-columns-repeated="2" table:style-name="ce20" office:value-type="float" office:value="0" calcext:value-type="float">
            <text:p>0</text:p>
          </table:table-cell>
          <table:table-cell table:style-name="ce23" table:formula="of:=LEFT([.F7];1)*LEFT([.G7];1)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6374"/>
        </table:table-row>
        <table:table-row table:style-name="ro2">
          <table:table-cell table:style-name="ce20" table:number-columns-repeated="5"/>
          <table:table-cell table:number-columns-repeated="2" table:style-name="ce20" office:value-type="float" office:value="0" calcext:value-type="float">
            <text:p>0</text:p>
          </table:table-cell>
          <table:table-cell table:style-name="ce23" table:formula="of:=LEFT([.F8];1)*LEFT([.G8];1)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6374"/>
        </table:table-row>
        <table:table-row table:style-name="ro2">
          <table:table-cell table:style-name="ce20" table:number-columns-repeated="5"/>
          <table:table-cell table:number-columns-repeated="2" table:style-name="ce20" office:value-type="float" office:value="0" calcext:value-type="float">
            <text:p>0</text:p>
          </table:table-cell>
          <table:table-cell table:style-name="ce23" table:formula="of:=LEFT([.F9];1)*LEFT([.G9];1)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6374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xemple.H5:Exemple.H9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Exemple.H4:Exemple.H4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Exemple.H4:Exemple.H4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Exemple.H3:Exemple.H3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Exemple.H3:Exemple.H3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12" svg:font-family="'EB Garamond 1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emple" style:display-name="PageStyle_Exemp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sques" style:display-name="PageStyle_Risqu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2T15:06:44</meta:creation-date>
    <dc:date>2024-05-23T13:36:27.479972733</dc:date>
    <meta:generator>LibreOffice/24.2.3.2$Linux_X86_64 LibreOffice_project/420$Build-2</meta:generator>
    <meta:editing-duration>PT20M36S</meta:editing-duration>
    <meta:editing-cycles>3</meta:editing-cycles>
    <meta:document-statistic meta:table-count="2" meta:cell-count="94" meta:object-count="0"/>
    <meta:user-defined meta:name="AppVersion">16.0300</meta:user-defined>
  </office:meta>
</office:document-meta>
</file>